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3.599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300" table:style-name="ce4">
            <text:p>3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250" table:style-name="ce4">
            <text:p>25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40" table:style-name="ce4">
            <text:p>4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20" table:style-name="ce5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300" table:style-name="ce4">
            <text:p>3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50" table:style-name="ce4">
            <text:p>15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20" table:style-name="ce4">
            <text:p>12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00" table:style-name="ce4">
            <text:p>4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700" table:style-name="ce4">
            <text:p>7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 table:style-name="ce1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 table:style-name="ce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60" table:style-name="ce4">
            <text:p>60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250" table:formula="of:=SUM([.B2:.B52])" table:style-name="ce1">
            <text:p>3250</text:p>
          </table:table-cell>
          <table:table-cell office:value-type="float" office:value="3238" table:formula="of:=[.B55]-12" table:style-name="ce1">
            <text:p>3238</text:p>
          </table:table-cell>
          <table:table-cell table:number-columns-repeated="1638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0-10T08:37:11Z</dc:date>
    <meta:editing-cycles>49</meta:editing-cycles>
    <meta:editing-duration>PT55336S</meta:editing-duration>
  </office:meta>
</office:document-meta>
</file>